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P7"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to be used as an index into an array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block:</text:span> [flag setting (INT, c), location (INT, r, 3)] (5)</text:p>
      <text:p text:style-name="Standard"/>
      <text:p text:style-name="Standard">This op – code can be considered a special case of chg_value in that it is mapped to the same op – code at bytecode level, but has a separate form at source code level. <text:s/>It is used to change the block flag, an otherwise hidden value in the scope of a program where a value other than 0 blocks the effect of player interaction signals on the program.</text:p>
      <text:p text:style-name="Standard"/>
      <text:p text:style-name="Standard">flag setting: The value the block flag is set to. <text:s/>By convention 1 is used for block enabled.</text:p>
      <text:p text:style-name="Standard"/>
      <text:p text:style-name="Standard">location: This should be the index in the obj_grid array associated with the calling GPLC program.</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oft-page-break/><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place_hold:</text:span> [message value (INT, r)] (9)</text:p>
      <text:p text:style-name="Standard"/>
      <text:p text:style-name="Standard">This is used for diagnostic purposes and causes the integer passed as its argument to be reported by the engine in the console.</text:p>
      <text:p text:style-name="Standard"/>
      <text:p text:style-name="Standard"><text:span text:style-name="T1">chg_grid_:</text:span> [mode (FLAG, r), index0 (INT, r, 3), index1 (INT, r, 3)] (10)</text:p>
      <text:p text:style-name="Standard"><text:soft-page-break/></text:p>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text:soft-page-break/></text:p>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text:span><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text:soft-page-break/>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c)]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c)]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c)] (21)</text:span></text:p>
      <text:p text:style-name="P3"/>
      <text:p text:style-name="P3">This op – code carries out the decisions made by npc_decision through implementing creature movement in response to path finding decisions and if enabled, managing projectile throwing.</text:p>
      <text:p text:style-name="P3"/>
      <text:p text:style-name="P4">npc_damage:<text:span text:style-name="T2"> []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8-10-06T22:20:01.34</dc:date>
    <dc:creator>Steven Tinsley</dc:creator>
    <meta:editing-duration>P12DT11H1M49S</meta:editing-duration>
    <meta:editing-cycles>103</meta:editing-cycles>
    <meta:generator>OpenOffice/4.1.5$Win32 OpenOffice.org_project/415m1$Build-9789</meta:generator>
    <meta:document-statistic meta:table-count="1" meta:image-count="1" meta:object-count="0" meta:page-count="10" meta:paragraph-count="177" meta:word-count="4782" meta:character-count="27015"/>
  </office:meta>
</office:document-meta>
</file>